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0000003666CC5BDE9.png"/>
  <manifest:file-entry manifest:media-type="image/png" manifest:full-path="Pictures/100000000000032000000258BA875082.png"/>
  <manifest:file-entry manifest:media-type="" manifest:full-path="Pictures/2000000B0000208E00000CB61BEE84E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outline1">
      <style:graphic-properties fo:min-height="12.979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notes">
      <style:graphic-properties draw:fill-color="#ffffff" fo:min-height="10.483cm"/>
    </style:style>
    <style:style style:name="pr6" style:family="presentation" style:parent-style-name="Normal-subtitle">
      <style:graphic-properties draw:fill-color="#ffffff" fo:min-height="17.073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1">
        <draw:frame presentation:style-name="pr1" draw:layer="layout" svg:width="23.911cm" svg:height="3.507cm" svg:x="2.058cm" svg:y="1.743cm" presentation:class="title">
          <draw:text-box>
            <text:p>Administering Mongo on Windows for the Linux Programmer</text:p>
          </draw:text-box>
        </draw:frame>
        <draw:frame presentation:style-name="pr2" draw:layer="layout" svg:width="23.911cm" svg:height="12.979cm" svg:x="2.058cm" svg:y="5.838cm" presentation:class="outline" presentation:user-transformed="true">
          <draw:text-box>
            <text:p>by Justin Dearing – <text:a xlink:href="mailto:jdearing@mongodb.org">jdearing@mongodb.org</text:a></text:p>
            <text:p>President Long Island PHP User Group</text:p>
            <text:p>Backend Developer Wunderman</text:p>
          </draw:text-box>
        </draw:frame>
        <presentation:notes draw:style-name="dp2"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1T1">
        <draw:frame presentation:style-name="pr4" draw:layer="layout" svg:width="23.911cm" svg:height="3.256cm" svg:x="2.058cm" svg:y="1.868cm" presentation:class="title">
          <draw:text-box>
            <text:p>Who is Justin Dearing</text:p>
          </draw:text-box>
        </draw:frame>
        <draw:frame presentation:style-name="pr2" draw:layer="layout" svg:width="23.911cm" svg:height="12.979cm" svg:x="2.058cm" svg:y="5.838cm" presentation:class="outlin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1T1">
        <draw:frame presentation:style-name="pr4" draw:layer="layout" svg:width="23.911cm" svg:height="3.256cm" svg:x="2.058cm" svg:y="1.868cm" presentation:class="title">
          <draw:text-box>
            <text:p>Background on Me</text:p>
          </draw:text-box>
        </draw:frame>
        <draw:frame presentation:style-name="pr2" draw:layer="layout" svg:width="23.911cm" svg:height="12.979cm" svg:x="2.058cm" svg:y="5.838cm" presentation:class="outline">
          <draw:text-box>
            <text:list text:style-name="L2">
              <text:list-item>
                <text:p>I love Mom, Applepie, and the relational model</text:p>
              </text:list-item>
              <text:list-item>
                <text:p>I spent ~2.5 years of my life writing .NET and T-SQL code to do ETL operations on invoices data transmitted by XML.</text:p>
              </text:list-item>
              <text:list-item>
                <text:p>I use mongo for my smaller projects, SQL for my bigone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1T1">
        <draw:frame presentation:style-name="pr4" draw:layer="layout" svg:width="23.911cm" svg:height="3.473cm" svg:x="2.058cm" svg:y="1.76cm" presentation:class="title" presentation:user-transformed="true">
          <draw:text-box>
            <text:p>And BTW I use mongo on Windows</text:p>
          </draw:text-box>
        </draw:frame>
        <draw:frame presentation:style-name="pr2" draw:layer="layout" svg:width="23.911cm" svg:height="12.97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4.097cm" svg:height="9.67cm" svg:x="3.745cm" svg:y="2.683cm" draw:page-number="4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1T1">
        <draw:frame presentation:style-name="pr4" draw:layer="layout" svg:width="23.911cm" svg:height="3.256cm" svg:x="2.058cm" svg:y="1.868cm" presentation:class="title">
          <draw:text-box>
            <text:p>Pitchforks Away Please</text:p>
          </draw:text-box>
        </draw:frame>
        <draw:frame presentation:style-name="pr2" draw:layer="layout" svg:width="23.911cm" svg:height="12.97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4.097cm" svg:height="9.67cm" svg:x="3.745cm" svg:y="2.683cm" draw:page-number="5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2T32">
        <draw:frame presentation:style-name="pr6" draw:layer="layout" svg:width="23.911cm" svg:height="17.073cm" svg:x="2.058cm" svg:y="1.868cm" presentation:class="subtitle">
          <draw:text-box>
            <text:p>So why explain mongo administration on windows to unix programmers?</text:p>
          </draw:text-box>
        </draw:frame>
        <presentation:notes draw:style-name="dp2">
          <draw:page-thumbnail draw:style-name="gr1" draw:layer="layout" svg:width="14.097cm" svg:height="9.67cm" svg:x="3.745cm" svg:y="2.683cm" draw:page-number="6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2T32">
        <draw:frame presentation:style-name="pr6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draw:page-thumbnail draw:style-name="gr1" draw:layer="layout" svg:width="14.097cm" svg:height="9.67cm" svg:x="3.745cm" svg:y="2.683cm" draw:page-number="7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2T32">
        <draw:frame presentation:style-name="pr6" draw:layer="layout" svg:width="23.911cm" svg:height="17.073cm" svg:x="2.058cm" svg:y="1.868cm" presentation:class="subtitle">
          <draw:text-box>
            <text:p>Installing Mongo On Windows</text:p>
          </draw:text-box>
        </draw:frame>
        <presentation:notes draw:style-name="dp2">
          <draw:page-thumbnail draw:style-name="gr1" draw:layer="layout" svg:width="14.097cm" svg:height="9.67cm" svg:x="3.745cm" svg:y="2.683cm" draw:page-number="8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1T1">
        <draw:frame presentation:style-name="pr4" draw:layer="layout" svg:width="23.911cm" svg:height="3.256cm" svg:x="2.058cm" svg:y="1.868cm" presentation:class="title">
          <draw:text-box>
            <text:p>Installing</text:p>
          </draw:text-box>
        </draw:frame>
        <draw:frame presentation:style-name="pr2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ver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9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1T1">
        <draw:frame presentation:style-name="pr4" draw:layer="layout" svg:width="23.911cm" svg:height="3.256cm" svg:x="2.058cm" svg:y="1.868cm" presentation:class="title">
          <draw:text-box>
            <text:p>Installing (cont)</text:p>
          </draw:text-box>
        </draw:frame>
        <draw:frame presentation:style-name="pr2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ver\data</text:p>
              </text:list-item>
              <text:list-item>
                <text:p>Type: mkdir %ProgramFiles%\10gen\mongodb-ver\backup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0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1T1">
        <draw:frame presentation:style-name="pr4" draw:layer="layout" svg:width="23.911cm" svg:height="3.256cm" svg:x="2.058cm" svg:y="1.868cm" presentation:class="title">
          <draw:text-box>
            <text:p>Installing (cont)</text:p>
          </draw:text-box>
        </draw:frame>
        <draw:frame presentation:style-name="pr2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=”mongodb” --servicePassword=”password” --dbpath=”c:\Program Files\mongodb\data” --directoryperdb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1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1T1">
        <draw:frame presentation:style-name="pr4" draw:layer="layout" svg:width="23.911cm" svg:height="3.473cm" svg:x="2.058cm" svg:y="1.76cm" presentation:class="title" presentation:user-transformed="true">
          <draw:text-box>
            <text:p>50 ways to start your mongo service</text:p>
          </draw:text-box>
        </draw:frame>
        <draw:frame presentation:style-name="pr2" draw:layer="layout" svg:width="23.911cm" svg:height="12.979cm" svg:x="2.058cm" svg:y="5.838cm" presentation:class="outline">
          <draw:text-box>
            <text:p><text:span text:style-name="T1">Note:</text:span> Mongo is set to be started on next reboot.</text:p>
            <text:list text:style-name="L2"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2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1T1">
        <draw:frame presentation:style-name="pr4" draw:layer="layout" svg:width="23.911cm" svg:height="3.256cm" svg:x="2.058cm" svg:y="1.868cm" presentation:class="title">
          <draw:text-box>
            <text:p>Securing mongo</text:p>
          </draw:text-box>
        </draw:frame>
        <draw:frame presentation:style-name="pr2" draw:layer="layout" svg:width="23.911cm" svg:height="12.979cm" svg:x="2.058cm" svg:y="5.838cm" presentation:class="outline">
          <draw:text-box>
            <text:list text:style-name="L2">
              <text:list-item>
                <text:p>Open a command prompt</text:p>
              </text:list-item>
              <text:list-item>
                <text:p>mongo admi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3" presentation:class="page"/>
          <draw:frame presentation:style-name="pr5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4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4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11H31M37S</meta:editing-duration>
    <meta:editing-cycles>6</meta:editing-cycles>
    <dc:date>2010-06-17T11:25:51.45</dc:date>
    <meta:generator>OpenOffice.org/3.2$Win32 OpenOffice.org_project/320m12$Build-9483</meta:generator>
    <meta:document-statistic meta:object-count="98"/>
  </office:meta>
</office:document-meta>
</file>